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b8211" officeooo:paragraph-rsid="000b8211"/>
    </style:style>
    <style:style style:name="P2" style:family="paragraph" style:parent-style-name="Standard">
      <style:text-properties fo:font-size="14pt" fo:font-style="italic" fo:font-weight="bold" officeooo:rsid="000b8211" officeooo:paragraph-rsid="000b8211" style:font-size-asian="14pt" style:font-style-asian="italic" style:font-weight-asian="bold" style:font-size-complex="14pt" style:font-style-complex="italic" style:font-weight-complex="bold"/>
    </style:style>
    <style:style style:name="T1" style:family="text">
      <style:text-properties fo:font-size="16pt" style:font-size-asian="16pt" style:font-size-complex="16pt"/>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ek1</text:span> Demonstration lectures</text:p>
      <text:p text:style-name="P2"/>
      <text:p text:style-name="P1"><text:span text:style-name="T2">Introduction to Audacity</text:span></text:p>
      <text:p text:style-name="P1">0:00</text:p>
      <text:p text:style-name="P1">コースへようこそ。音楽アプリケーション用オーディオ信号処理について音楽アプリケーション用オーディオ信号処理について。このデモクラスでは、最初のクラスのデモで、Audacityを紹介します。これはオーディオソフトウェアであり、すべての共通プラットフォームで利用できます。それは無料です。オープンライセンス、GNUオープンライセンスの下で利用できます。</text:p>
      <text:p text:style-name="P1">0:25</text:p>
      <text:p text:style-name="P1">そして、それは維持され、素晴らしい仕事をしているボランティアのグループによってサポートされていました。だから、それは素晴らしいツールです。私たちはクラスで使用します。そして、あなたがそれを把握することをお勧めします。</text:p>
      <text:p text:style-name="P1">0:40</text:p>
      <text:p text:style-name="P1">これは、オーディオ編集に関連するかなりのものに使用されています。私たちが必要とするもの、非常に簡単な視覚化と編集に焦点を当てます。</text:p>
      <text:p text:style-name="P1">0:57</text:p>
      <text:p text:style-name="P1">まずブラウザに行き、それを見つけましょう。あなたがgoogleに大胆をタイプすると、最初のリンクがこの情報源ページになります。このページでは、かなりの情報を得ることができます。ドキュメンテーション、関与する方法、およびダウンロードページを参照してください。 Audacityの最後のバージョンである異なるプラットフォーム用に、直接ダウンロードすることができます。このコースではUbuntuを使用していますので、そのプラットフォーム用にインストールすることをお勧めします。これはLinuxの配布です。</text:p>
      <text:p text:style-name="P1">1:42</text:p>
      <text:p text:style-name="P1">私はすでにそれをしました。このWebサイトには、ダウンロード方法とインストール方法に関する良い情報があります。ですから、大胆性プログラムに直接行きましょう。</text:p>
      <text:p text:style-name="P1">1:56</text:p>
      <text:p text:style-name="P1">これは、大胆さの主なインターフェースです。それは健全な編集者の共通のメニューを持っています。</text:p>
      <text:p text:style-name="P1">2:04</text:p>
      <text:p text:style-name="P1">通常、私たちがしたいことは、サウンドファイルを開くことです。そこでFile、Openに行きます。これは私がコースで使っているサウンドを保存するディレクトリです。では、このピアノのドットウェーブファイルを開いてみましょう。</text:p>
      <text:p text:style-name="P1">2:22</text:p>
      <text:p text:style-name="P1">コピーを作成するかディスクファイルを直接使用するかどうかを尋ねられます。私はそれが良いことだと思う、コピーを作成します。</text:p>
      <text:p text:style-name="P1">2:31</text:p>
      <text:p text:style-name="P1">さて、これは、ファイルの内容の視覚化、波形です。</text:p>
      <text:p text:style-name="P1">2:40</text:p>
      <text:p text:style-name="P1">このファイルには特定の書式があります。ここでは、そのフォーマットについての情報があります。これはモノラルファイルで、1つのチャンネルです。サンプリングレートは44,100、ビット深度は32ビットのフロートです。 Audacityが内部で使用する形式はどれですか。したがって、元のファイルが16ビットであったとしても、このサウンドの場合は32ビットの浮動小数点数に変換され、操作が簡単になりました。</text:p>
      <text:p text:style-name="P1">3:13</text:p>
      <text:p text:style-name="P1">はい。したがって、このファイルを少しナビゲートし、一般的な並べ替え機能とサウンドの周りを移動することができるので、これらのサウンドの一部を選択してこの断片を再生することができます。</text:p>
      <text:p text:style-name="P1">3:39</text:p>
      <text:p text:style-name="P1">もちろん、選択したものがないかどうかを言うこともできます。最初に戻って、最初にサウンドファイル全体を再生します。 [MUSIC]さて、視覚化の重要な側面の1つが時間です。</text:p>
      <text:p text:style-name="P1">4:00</text:p>
      <text:p text:style-name="P1">私たちは選択し、選択し、時間を計ることが重要です。時間の正確な読みを得ることが重要です。ここでは水平軸が秒単位で表示されます。領域を選択すると、選択するが、ここから下にある。我々はタイミングをより正確に読み取ることができます。時間を表示する方法にはいくつかの選択肢があります。このミリ秒を表示することをお勧めします。だから今ここから、私たちは、</text:p>
      <text:p text:style-name="P1">4:35</text:p>
      <text:p text:style-name="P1">このセクションの原点は402ミリ秒です。</text:p>
      <text:p text:style-name="P1">4:41</text:p>
      <text:p text:style-name="P1">そして、このセクションの長さは、長さを視覚化するためにここで指定するので、220ミリ秒です。さて、それは非常に便利になるだろう。</text:p>
      <text:p text:style-name="P1">4:51</text:p>
      <text:p text:style-name="P1"><text:soft-page-break/>[音]そして、もう一つの有用な視覚化は、スペクトログラムと呼ばれるものです。さて、ここで、スペクトログラムをクリックしてください。そして、少し大きめにすることができます。</text:p>
      <text:p text:style-name="P1">5:05</text:p>
      <text:p text:style-name="P1">そして、これはピアノ音のスペクトログラムです。それは音から計算されています。</text:p>
      <text:p text:style-name="P1">5:15</text:p>
      <text:p text:style-name="P1">そして今、私たちは同じピアノ音を見ることができます。そして、やはり選択、演奏をすることができます。 [音]これは単なる音の視覚化です。 [音]そして、ハーモニクスやノートの始まりを見ることができるので、サウンドのいくつかの側面をビジュアル化するのはかなり簡単です。いくつかのパラメータがありますが、</text:p>
      <text:p text:style-name="P1">5:44</text:p>
      <text:p text:style-name="P1">これらの分析と視覚化を制御するために選択されています。したがって、「環境設定の編集」に進むと、「スペクトログラム」セクションに進みます。私たちは、クラスの中でどのように使用するか、またどのように理解するかについて話し合う様々なパラメータを持っています。たとえば、ウィンドウのサイズは、ちょうどそのように変更してみましょう。そして、私はちょうど1500のように視覚化するために最大周波数を変更しました。[音]そして今、我々はスペクトログラムのもう一つの視覚化を見ています。ですから、標準波形に戻ってみましょう。</text:p>
      <text:p text:style-name="P1">6:28</text:p>
      <text:p text:style-name="P1">そして、このソフトウェアがどのような変換を行うことができるかについて話しましょう。したがって、効果の下では、我々が適用可能な変換の全体があり、これはオープンプラグインプラットフォームをサポートするため、さらに多くを含めることができます。他の開発者は、Webサイト上で開発していますので、他のプラグインを使用してこの効果のコレクションに拡張することができます。たとえば、単純な変換、イコライゼーションを使用します。このイコライゼーションは、私たちがやることのある種類のものに使用できる共通の変換です。</text:p>
      <text:p text:style-name="P1">7:20</text:p>
      <text:p text:style-name="P1">例えば、これを適用すると、サウンドをイコライジングするさまざまな方法を参照する異なるカーブがあります。</text:p>
      <text:p text:style-name="P1">7:33</text:p>
      <text:p text:style-name="P1">[SOUND]たとえば、電話のように、電話を通っているときのように音をフィルタリングするということを意味します。これは、電話回線を経由しない低周波数と高周波数を減衰させます。さて、それを適用すると、サウンドは時間領域で修正されますが、スペクトログラムの周波数領域に行くと、それほど多くは見えません。高い周波数が明らかに減衰していることがわかります。低周波の場合、十分なスペースがないので表示されませんが、最初の15,000ヘルツの代わりに視覚化するように設定した場合、最初の3000ヘルツを視覚化しましょう。次に、より低い周波数でも、周波数が減衰していることがわかります。</text:p>
      <text:p text:style-name="P1">8:37</text:p>
      <text:p text:style-name="P1">それは基本的にはもちろん、サウンドファイルを保存したり、カットアンドペーストしたり、私が信じていることをたくさんすることができます。それは非常に簡単ですし、ドキュメンテーションから、これらの機能すべてを実際に活用する方法を理解するのはかなり簡単です。さて、スライドに戻って、私たちが今日話したことはAudacityでした。あなたは彼らのウェブサイトに行ってそこからすべての情報を得ることができます。非常に興味深いドキュメントがたくさんあります。そして、ピアノの音のために、あなたは自由な音と一緒に授業で使用するこれらの他のすべての音と一緒にそれを得ることができます。今日は役立ったので、Audacityを紹介しました。</text:p>
      <text:p text:style-name="P1">9:39</text:p>
      <text:p text:style-name="P1">使いやすく、実用的でオープンです。ですから、私はあなたがそれをダウンロードして、それを使って、簡単な編集をして後でそのコースに役立てることを大いにお勧めし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02:19:35.159930213</meta:creation-date>
    <dc:date>2018-09-30T02:44:31.954704515</dc:date>
    <meta:editing-duration>PT24M56S</meta:editing-duration>
    <meta:editing-cycles>2</meta:editing-cycles>
    <meta:generator>LibreOffice/5.1.6.2$Linux_X86_64 LibreOffice_project/10m0$Build-2</meta:generator>
    <meta:document-statistic meta:table-count="0" meta:image-count="0" meta:object-count="0" meta:page-count="2" meta:paragraph-count="50" meta:word-count="2973" meta:character-count="3192" meta:non-whitespace-character-count="3183"/>
  </office:meta>
</office:document-meta>
</file>